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1824a" officeooo:paragraph-rsid="0001824a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officeooo:rsid="0001824a" officeooo:paragraph-rsid="0001824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officeooo:paragraph-rsid="0001824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rsid="00031914" officeooo:paragraph-rsid="0003191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03c111" officeooo:paragraph-rsid="0003c11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rsid="0003c111" officeooo:paragraph-rsid="000512bc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officeooo:rsid="000512bc" officeooo:paragraph-rsid="000512b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officeooo:rsid="0001824a" officeooo:paragraph-rsid="0001824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officeooo:rsid="00031914" officeooo:paragraph-rsid="0003191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officeooo:rsid="0003c111" officeooo:paragraph-rsid="0003c11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officeooo:rsid="0003c111" officeooo:paragraph-rsid="00074490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officeooo:rsid="0003c111" officeooo:paragraph-rsid="0007f5ee" style:font-size-asian="14pt" style:font-size-complex="14pt"/>
    </style:style>
    <style:style style:name="P13" style:family="paragraph">
      <loext:graphic-properties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4a57e"/>
    </style:style>
    <style:style style:name="T3" style:family="text">
      <style:text-properties officeooo:rsid="000512bc"/>
    </style:style>
    <style:style style:name="T4" style:family="text">
      <style:text-properties officeooo:rsid="0006b42b"/>
    </style:style>
    <style:style style:name="T5" style:family="text">
      <style:text-properties officeooo:rsid="0007f5ee"/>
    </style:style>
    <style:style style:name="gr1" style:family="graphic">
      <style:graphic-properties draw:fill-color="#000000" draw:textarea-horizontal-align="justify" draw:textarea-vertical-align="middle" draw:auto-grow-height="false" fo:min-height="0.3228in" fo:min-width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 OS.</text:p>
      <text:p text:style-name="P1"/>
      <text:p text:style-name="P2">A) <text:span text:style-name="T1">False.</text:span></text:p>
      <text:p text:style-name="P2"/>
      <text:p text:style-name="P2">Like we saw during the lectures, in the claim 5.17 : </text:p>
      <text:p text:style-name="P3">Peterson’s algorithm is 1-bounded but is not 0-bounded.</text:p>
      <text:p text:style-name="P2">That means that if the process 0 wait in the entry of the &lt;CS&gt; before the process 1, it’s possible that the process 1 actually enter in the &lt;CS&gt; before the process 0.</text:p>
      <text:p text:style-name="P2"/>
      <text:p text:style-name="P2">We can show this with the next scenario :</text:p>
      <text:p text:style-name="P4">1) The process 1 sets the turn_to_wait variable to 1.</text:p>
      <text:p text:style-name="P4">2) The process 0 <text:s/>sets the turn_to_wait variable to 0 and enters wait area.</text:p>
      <text:p text:style-name="P4">3) The process 1 enter in the &lt;CS&gt; and so bypass process 0.</text:p>
      <text:p text:style-name="P2"><draw:custom-shape text:anchor-type="paragraph" draw:z-index="0" draw:name="Shape1" draw:style-name="gr1" draw:text-style-name="P13" svg:width="0.3232in" svg:height="0.3232in" svg:x="5.6799in" svg:y="0.0992in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4">B) </text:p>
      <text:p text:style-name="P7">shared : boolean flag_for_p = <text:span text:style-name="T4">False</text:span></text:p>
      <text:p text:style-name="P7"/>
      <text:p text:style-name="P5">Algorithm for q:</text:p>
      <text:p text:style-name="P5">//Entry code</text:p>
      <text:p text:style-name="P5">1. <text:span text:style-name="T3">while (flag ==True);</text:span></text:p>
      <text:p text:style-name="P5">2. <text:span text:style-name="T3">Peterson_Enter_0(q, r)</text:span></text:p>
      <text:p text:style-name="P5">3. <text:s/>// <text:span text:style-name="T5">useless line</text:span></text:p>
      <text:p text:style-name="P5">&lt;CS&gt;</text:p>
      <text:p text:style-name="P5">//Exit code</text:p>
      <text:p text:style-name="P6">1. <text:span text:style-name="T3">flag = True</text:span></text:p>
      <text:p text:style-name="P6">2. <text:span text:style-name="T3">Peterson_Leave_0(q, r)</text:span></text:p>
      <text:p text:style-name="P5"/>
      <text:p text:style-name="P5">Algorithm for r:</text:p>
      <text:p text:style-name="P5">//Entry code</text:p>
      <text:p text:style-name="P6">1. <text:span text:style-name="T3">while (flag == True);</text:span></text:p>
      <text:p text:style-name="P6">2. <text:span text:style-name="T3">Peterson_Enter_1(r, q)</text:span></text:p>
      <text:p text:style-name="P12">3. <text:s/>// <text:span text:style-name="T5">useless line</text:span></text:p>
      <text:p text:style-name="P5">&lt;CS&gt;</text:p>
      <text:p text:style-name="P5">//Exit code</text:p>
      <text:p text:style-name="P11">1. <text:span text:style-name="T3">flag = True</text:span></text:p>
      <text:p text:style-name="P11">2. <text:s/><text:span text:style-name="T3">Peterson_Leave_1(r, q)</text:span></text:p>
      <text:p text:style-name="P5"/>
      <text:p text:style-name="P5">Algorithm for p:</text:p>
      <text:p text:style-name="P5">//Entry code</text:p>
      <text:p text:style-name="P5">1. <text:span text:style-name="T2">while (flag == False);</text:span></text:p>
      <text:p text:style-name="P5">&lt;CS&gt;</text:p>
      <text:p text:style-name="P5">//Exit code</text:p>
      <text:p text:style-name="P5">1. <text:span text:style-name="T3">flag = Fal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7:02:04.269882871</meta:creation-date>
    <meta:generator>LibreOffice/6.0.3.2$Linux_X86_64 LibreOffice_project/00m0$Build-2</meta:generator>
    <dc:date>2018-05-16T18:24:46.358731420</dc:date>
    <meta:editing-duration>PT10M8S</meta:editing-duration>
    <meta:editing-cycles>4</meta:editing-cycles>
    <meta:document-statistic meta:table-count="0" meta:image-count="0" meta:object-count="0" meta:page-count="1" meta:paragraph-count="35" meta:word-count="180" meta:character-count="948" meta:non-whitespace-character-count="797"/>
  </office:meta>
</office:document-meta>
</file>